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2" svg:font-family="'Liberation Serif', 'Times New Roman'"/>
    <style:font-face style:name="Lohit Hindi1" svg:font-family="'Lohit Hindi'"/>
    <style:font-face style:name="Calibri" svg:font-family="Calibri" style:font-pitch="variable"/>
    <style:font-face style:name="DejaVu Sans1" svg:font-family="'DejaVu Sans'"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style:text-underline-style="solid" style:text-underline-width="auto" style:text-underline-color="font-color" style:font-size-asian="10pt" style:font-size-complex="10pt"/>
    </style:style>
    <style:style style:name="P3"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4" style:family="paragraph" style:parent-style-name="Standard">
      <style:text-properties fo:font-size="10pt" fo:font-weight="bold" style:font-size-asian="10pt" style:font-weight-asian="bold" style:font-size-complex="10pt" style:font-weight-complex="bold"/>
    </style:style>
    <style:style style:name="P5" style:family="paragraph" style:parent-style-name="Standard" style:list-style-name="WW8Num1">
      <style:text-properties fo:font-size="10pt" fo:font-weight="bold" style:font-size-asian="10pt" style:font-weight-asian="bold" style:font-size-complex="10pt" style:font-weight-complex="bold"/>
    </style:style>
    <style:style style:name="P6" style:family="paragraph" style:parent-style-name="Standard">
      <style:text-properties fo:font-size="10pt" style:text-underline-style="none" style:font-size-asian="10pt" style:font-size-complex="10pt"/>
    </style:style>
    <style:style style:name="P7" style:family="paragraph" style:parent-style-name="Standard">
      <style:text-properties fo:font-size="10pt" style:text-underline-style="none" fo:font-weight="bold" style:font-size-asian="10pt" style:font-weight-asian="bold" style:font-size-complex="10pt" style:font-weight-complex="bold"/>
    </style:style>
    <style:style style:name="P8" style:family="paragraph" style:parent-style-name="Standard" style:list-style-name="WW8Num1">
      <style:text-properties fo:font-size="10pt" style:text-underline-style="none" fo:font-weight="bold" style:font-size-asian="10pt" style:font-weight-asian="bold" style:font-size-complex="10pt" style:font-weight-complex="bold"/>
    </style:style>
    <style:style style:name="P9" style:family="paragraph" style:parent-style-name="Standard">
      <style:text-properties fo:font-size="10pt" fo:font-weight="normal" style:font-size-asian="10pt" style:font-weight-asian="normal" style:font-size-complex="10pt" style:font-weight-complex="normal"/>
    </style:style>
    <style:style style:name="P10" style:family="paragraph" style:parent-style-name="Preformatted_20_Text">
      <style:text-properties style:font-name="Liberation Serif1" fo:font-size="10pt" style:font-size-asian="10pt" style:font-size-complex="10pt"/>
    </style:style>
    <style:style style:name="P11" style:family="paragraph" style:parent-style-name="Preformatted_20_Text">
      <style:text-properties style:font-name="Liberation Serif1" fo:font-size="10pt" officeooo:paragraph-rsid="0015d4ff" style:font-size-asian="10pt" style:font-size-complex="10pt"/>
    </style:style>
    <style:style style:name="P12" style:family="paragraph" style:parent-style-name="Preformatted_20_Text">
      <style:text-properties style:font-name="Liberation Serif1" fo:font-size="10pt" style:text-underline-style="none" style:font-size-asian="10pt" style:font-size-complex="10pt"/>
    </style:style>
    <style:style style:name="P13" style:family="paragraph" style:parent-style-name="Preformatted_20_Text">
      <style:text-properties style:font-name="Liberation Serif1" fo:font-size="10pt" style:text-underline-style="none" fo:font-weight="bold" style:font-size-asian="10pt" style:font-weight-asian="bold" style:font-size-complex="10pt" style:font-weight-complex="bold"/>
    </style:style>
    <style:style style:name="P14" style:family="paragraph" style:parent-style-name="Preformatted_20_Text">
      <style:text-properties style:font-name="Liberation Serif1"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Preformatted_20_Text">
      <style:text-properties style:font-name="Liberation Serif1" fo:font-size="10pt" fo:font-weight="bold" style:font-size-asian="10pt" style:font-weight-asian="bold" style:font-size-complex="10pt" style:font-weight-complex="bold"/>
    </style:style>
    <style:style style:name="P16" style:family="paragraph" style:parent-style-name="Preformatted_20_Text">
      <style:text-properties style:font-name="Liberation Serif1" fo:font-size="10pt" fo:font-style="italic" style:font-size-asian="10pt" style:font-style-asian="italic" style:font-size-complex="10pt" style:font-style-complex="italic"/>
    </style:style>
    <style:style style:name="P17" style:family="paragraph" style:parent-style-name="Preformatted_20_Text" style:master-page-name="Standard">
      <style:paragraph-properties style:page-number="auto"/>
      <style:text-properties style:font-name="Liberation Serif1" fo:font-size="10pt" officeooo:paragraph-rsid="0015d4ff" style:font-size-asian="10pt" style:font-size-complex="10pt"/>
    </style:style>
    <style:style style:name="T1" style:family="text">
      <style:text-properties fo:font-size="10pt" style:font-size-asian="10pt" style:font-size-complex="10pt"/>
    </style:style>
    <style:style style:name="T2" style:family="text">
      <style:text-properties fo:font-size="10pt" style:font-size-asian="10pt" style:font-name-complex="Calibri" style:font-size-complex="10pt"/>
    </style:style>
    <style:style style:name="T3" style:family="text">
      <style:text-properties fo:font-size="10pt" style:text-underline-style="none" style:font-size-asian="10pt" style:font-size-complex="10pt"/>
    </style:style>
    <style:style style:name="T4" style:family="text">
      <style:text-properties fo:font-size="10pt" style:text-underline-style="none" style:font-size-asian="10pt" style:font-name-complex="Calibri" style:font-size-complex="10pt"/>
    </style:style>
    <style:style style:name="T5" style:family="text">
      <style:text-properties fo:font-size="10pt" style:text-underline-style="solid" style:text-underline-width="auto" style:text-underline-color="font-color" style:font-size-asian="10pt" style:font-size-complex="10pt"/>
    </style:style>
    <style:style style:name="T6" style:family="text">
      <style:text-properties style:font-name="Liberation Serif1" fo:font-size="10pt" style:text-underline-style="none" style:font-size-asian="10pt" style:font-size-complex="10pt"/>
    </style:style>
    <style:style style:name="T7" style:family="text">
      <style:text-properties style:font-name="Liberation Serif1" fo:font-size="10pt" style:text-underline-style="none" fo:font-weight="bold" style:font-size-asian="10pt" style:font-weight-asian="bold" style:font-size-complex="10pt" style:font-weight-complex="bold"/>
    </style:style>
    <style:style style:name="T8" style:family="text">
      <style:text-properties style:font-name="Liberation Serif1" fo:font-size="10pt" style:text-underline-style="solid" style:text-underline-width="auto" style:text-underline-color="font-color" fo:font-weight="bold" style:font-size-asian="10pt" style:font-weight-asian="bold" style:font-size-complex="10pt" style:font-weight-complex="bold"/>
    </style:style>
    <style:style style:name="T9" style:family="text">
      <style:text-properties style:font-name="Liberation Serif1" fo:font-size="10pt" style:font-size-asian="10pt" style:font-size-complex="10pt"/>
    </style:style>
    <style:style style:name="T10" style:family="text">
      <style:text-properties style:font-name="Liberation Serif1" fo:font-size="10pt" fo:font-weight="bold" style:font-size-asian="10pt" style:font-weight-asian="bold" style:font-size-complex="10pt" style:font-weight-complex="bold"/>
    </style:style>
    <style:style style:name="T11" style:family="text">
      <style:text-properties officeooo:rsid="0015d4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l Proceso Racional Unificado:</text:p>
      <text:p text:style-name="P11"><text:span text:style-name="T11">E</text:span>s un proceso de ingeniería de software. Proporciona un enfoque disciplinado para la asignación de tareas y responsabilidades dentro de una organización de desarrollo. Su objetivo es garantizar la producción de alta calidad software que satisfaga las necesidades de sus usuarios finales, dentro de un horario predecible y presupuesto. Mejora la productividad del equipo, aportando a cada miembro del equipo, con fácil acceso a una base de conocimientos con las directrices, plantillas y mentores de herramientas para todas las actividades críticas de desarrollo. Las actividades son crear y mantener modelos. En lugar de centrarse en la producción</text:p>
      <text:p text:style-name="P10">de gran cantidad de documentos en papel, el Proceso Unificado hace hincapié en el desarrollo y mantenimiento de</text:p>
      <text:p text:style-name="P10">modelos, representaciones semánticamente rica del sistema de software en desarrollo. El lenguaje utilizado es Lenguaje Unificado de Modelado (UML).</text:p>
      <text:p text:style-name="P10"/>
      <text:p text:style-name="P1">El PRU proporciona a cada miembro del equipo con las directrices, plantillas y herramientas, mentores necesarios para todo el equipo para aprovechar al máximo entre otras, las siguientes mejores prácticas:</text:p>
      <text:p text:style-name="P10">1. Desarrollar software iterativamente</text:p>
      <text:p text:style-name="P10">2. gestionar los requisitos</text:p>
      <text:p text:style-name="P10">3. El uso de componentes basados ​​en arquitecturas</text:p>
      <text:p text:style-name="P10">4. Visualmente el modelo de software</text:p>
      <text:p text:style-name="P10">5. Verificar la calidad del software</text:p>
      <text:p text:style-name="P12">6. Cambios de control para software</text:p>
      <text:p text:style-name="P10"/>
      <text:p text:style-name="P14">Desarrollar software iterativamente</text:p>
      <text:p text:style-name="Preformatted_20_Text"><text:span text:style-name="T6"><text:s/>El Proceso Racional Unificado apoya un enfoque </text:span><text:span text:style-name="T7">iterativo</text:span><text:span text:style-name="T6"> para el </text:span><text:span text:style-name="T7">desarrollo</text:span><text:span text:style-name="T6"> que se ocupa de los elementos de mayor riesgo en todas las etapas del ciclo de vida, reduciendo significativamente el perfil de un proyecto de riesgo. Este enfoque interactivo ayuda a riesgo de ataque a través demostrables progreso lanzamientos frecuentes, ejecutable que permiten la participación continua del usuario final y la retroalimentación. debido a que cada iteración termina con una versión ejecutable, el equipo de desarrollo se mantiene enfocado en producir resultados, y frecuentes comprobaciones del estado ayudará a asegurar que el proyecto se ajuste al calendario previsto. Un enfoque iterativo también hace que sea más fácil adaptarse a los cambios tácticos en los requisitos, características o el horario. </text:span></text:p>
      <text:p text:style-name="P10"/>
      <text:p text:style-name="Preformatted_20_Text"><text:span text:style-name="T8">Gestionar los requisitos</text:span><text:span text:style-name="T9"> <text:s/>El PRU describe la forma de obtener, organizar y requerir documentos</text:span><text:span text:style-name="T6"> de funcionalidad, limitaciones, ventajas, desventajas de pista y de documentos y decisiones, y fácilmente capturar y comunicar los requerimientos del negocio. Con requerimientos funcionales, uno se asegura que estos guíen el diseño, implementación y pruebas de software, por lo que es más probable que el sistema final cumple las necesidades del usuario final.</text:span></text:p>
      <text:p text:style-name="P10"/>
      <text:p text:style-name="Preformatted_20_Text"><text:span text:style-name="T8">El uso de componentes basados en arquitecturas</text:span><text:span text:style-name="T7"> </text:span><text:span text:style-name="T6">El proceso se centra en el desarrollo temprano y la línea de base de una sólida arquitectura ejecutable, antes de comprometer recursos para el desarrollo a gran escala. En él se describe cómo diseñar una arquitectura flexible que es flexible, tiene capacidad para cambiar, es intuitivamente comprensible, y promueve una mayor reutilización de software efectivo. El PRU apoya desarrollo basado en componentes de software.</text:span></text:p>
      <text:p text:style-name="P10"/>
      <text:p text:style-name="Preformatted_20_Text"><text:span text:style-name="T8">Visualmente modelo Software</text:span><text:span text:style-name="T10"> </text:span><text:span text:style-name="T9">El proceso que se muestra cómo modelar visualmente software para capturar la estructura y comportamiento de arquitecturas y componentes. Esto le permite ocultar los detalles y escribir código usando "gráficas bloques de construcción "abstracciones visuales ayudan a comunicar diferentes aspectos de su software;. ver cómo los elementos del sistema encajan, asegurarse de que los componentes son acordes con su código; mantener la coherencia entre el diseño y su aplicación, y promover la comunicación sin ambigüedades. La industria-</text:span></text:p>
      <text:p text:style-name="P12">estándar de Lenguaje de Modelado Unificado (UML), creado por Racional Software, es la base para el éxito del modelado visual.</text:p>
      <text:p text:style-name="P10"/>
      <text:p text:style-name="Preformatted_20_Text"><text:span text:style-name="T8">Verificar la calidad del software </text:span><text:span text:style-name="T6">Rendimiento de la aplicación deficiente y escasa fiabilidad son los factores comunes que deben inhibir dramáticamente la aceptabilidad de las aplicaciones de software de hoy en día. Por lo tanto, la calidad debe ser revisado con respecto a los requisitos basados ​​en la fiabilidad, la funcionalidad de rendimiento de las aplicaciones y el rendimiento del sistema. El PRU le ayuda en la planificación, diseño, implementación, ejecución y evaluación de estos tipos de pruebas. Evaluación de la calidad se construye en el proceso, en todas las actividades, involucrando a todos los participantes, con el objetivo, medidas y criterios, y no tratado como un elemento secundario o una actividad separada realizada por un grupo separado.</text:span></text:p>
      <text:p text:style-name="P10"/>
      <text:p text:style-name="Preformatted_20_Text"><text:span text:style-name="T8">Los cambios de control para software</text:span><text:span text:style-name="T6"> La capacidad de gestionar el cambio es asegurarse de que cada cambio es aceptable, y ser capaz de seguir los cambios es esencial en un entorno en el que el cambio es inevitable. El proceso se describe cómo controlar, rastrear y monitorear los cambios para permitir el éxito del desarrollo iterativo. También se le guía en cómo establecer espacios de trabajo seguros para cada desarrollador proporcionando el aislamiento de los cambios realizados en otros espacios de trabajo y mediante el control de los cambios de todos los artefactos de software (por ejemplo, modelos, código, documentos, etc.) Y trae un equipo para trabajar como una sola unidad con la descripción de cómo automatizar la integración y la construcción de la gestión.</text:span></text:p>
      <text:p text:style-name="P10"/>
      <text:p text:style-name="P10"><text:soft-page-break/></text:p>
      <text:p text:style-name="P15">Proceso Racional Unificado divide un ciclo de desarrollo en cuatro fases consecutivas:</text:p>
      <text:p text:style-name="Preformatted_20_Text"><text:span text:style-name="T9">•</text:span><text:span text:style-name="T10">inicio de fase</text:span></text:p>
      <text:p text:style-name="Preformatted_20_Text"><text:span text:style-name="T10">•elaboración de fase</text:span></text:p>
      <text:p text:style-name="Preformatted_20_Text"><text:span text:style-name="T10">•la fase de construcción</text:span></text:p>
      <text:p text:style-name="Preformatted_20_Text"><text:span text:style-name="T10">•transición de fase </text:span></text:p>
      <text:p text:style-name="P15"/>
      <text:p text:style-name="P15">Inicio de fase</text:p>
      <text:p text:style-name="P10">Durante la fase inicial, se establece el modelo de negocio para el sistema y delimitar el alcance del proyecto. A</text:p>
      <text:p text:style-name="P10">lograr esto hay que identificar todas las entidades externas con las que el sistema va a interactuar (actores) y</text:p>
      <text:p text:style-name="P12">definir la naturaleza de esta interacción en un nivel alto. Se trata de identificar todos los casos de uso y la descripción de algunos de los más importantes. El caso de negocio incluye los criterios de éxito, evaluación de riesgos y estimación de los recursos necesarios y un plan de eliminación con las fechas de los hitos más importantes.</text:p>
      <text:p text:style-name="P10"/>
      <text:p text:style-name="Preformatted_20_Text"><text:span text:style-name="T10">Resultados de la fase inicial</text:span><text:span text:style-name="T9">:</text:span></text:p>
      <text:p text:style-name="Preformatted_20_Text"><text:span text:style-name="T9">• </text:span><text:span text:style-name="T10">Un documento de visión:</text:span><text:span text:style-name="T9"> una visión general de los requisitos del proyecto básico, las características clave y restricciones principales.</text:span></text:p>
      <text:p text:style-name="Preformatted_20_Text"><text:span text:style-name="T9">•</text:span><text:span text:style-name="T10">Un primer modelo de casos de uso</text:span><text:span text:style-name="T9"> (10% -20%) completa).</text:span></text:p>
      <text:p text:style-name="Preformatted_20_Text"><text:span text:style-name="T9">•</text:span><text:span text:style-name="T10">Un glosario inicial del proyecto</text:span><text:span text:style-name="T9"> (opcionalmente puede ser parcialmente expresado como un modelo de dominio).</text:span></text:p>
      <text:p text:style-name="Preformatted_20_Text"><text:span text:style-name="T9">•</text:span><text:span text:style-name="T10">Un caso de negocios inicial</text:span><text:span text:style-name="T9">, que incluye el contexto empresarial, los criterios de éxito (proyección de ingresos, el reconocimiento en el mercado, y así sucesivamente), y las previsiones financieras.</text:span></text:p>
      <text:p text:style-name="Preformatted_20_Text"><text:span text:style-name="T9">•</text:span><text:span text:style-name="T10">Una evaluación inicial de riesgos.</text:span></text:p>
      <text:p text:style-name="Preformatted_20_Text"><text:span text:style-name="T9">•</text:span><text:span text:style-name="T10">Un plan de proyecto</text:span><text:span text:style-name="T9">, mostrando fases e iteraciones.</text:span></text:p>
      <text:p text:style-name="Preformatted_20_Text"><text:span text:style-name="T9">•</text:span><text:span text:style-name="T10">Un modelo de negocio</text:span><text:span text:style-name="T9">, si es necesario.</text:span></text:p>
      <text:p text:style-name="Preformatted_20_Text"><text:span text:style-name="T9">•</text:span><text:span text:style-name="T10">Uno o varios prototipos</text:span><text:span text:style-name="T9">.</text:span></text:p>
      <text:p text:style-name="Preformatted_20_Text"><text:span text:style-name="T6">•</text:span><text:span text:style-name="T8">Hito</text:span><text:span text:style-name="T6">: </text:span><text:span text:style-name="T7">Objetivos del Ciclo de Vida</text:span><text:span text:style-name="T6"> (El primer hito importante del proyecto)</text:span></text:p>
      <text:p text:style-name="P10"/>
      <text:p text:style-name="P15">Elaboración</text:p>
      <text:p text:style-name="P10">El propósito de la fase de elaboración es analizar el dominio del problema, establecer una base arquitectónica sólida,</text:p>
      <text:p text:style-name="P12">desarrollar el plan del proyecto, y eliminar los elementos de mayor riesgo del proyecto. Decisiones sobre la arquitectura tiene que ser hecho con una comprensión de todo el sistema: su alcance, las principales funcionalidades y los requisitos no funcionales, tales como requisitos de desempeño.</text:p>
      <text:p text:style-name="P10"/>
      <text:p text:style-name="P10">La fase de elaboración es la mas critica de las cuatro fases. Al fin de la misma el proyecto se somete a su día mas importante del juicio: la decisión sobre si se debe o no comprometerse con las siguientes fases. También nos aseguramos de que la arquitectura, los requisitos y planes son lo suficientemente estables, y los riesgos se mitigan suficientemente, por lo que puede ser previsible determinar el costo y el cronograma para la finalización del desarrollo. </text:p>
      <text:p text:style-name="P10"/>
      <text:p text:style-name="Preformatted_20_Text"><text:span text:style-name="T10">Resultados de la fase de elaboración</text:span><text:span text:style-name="T9"> :</text:span></text:p>
      <text:p text:style-name="P10"/>
      <text:p text:style-name="Preformatted_20_Text"><text:span text:style-name="T9">•</text:span><text:span text:style-name="T10">Un modelo de casos de uso</text:span><text:span text:style-name="T9"> (al menos el 80% completa) - todos los casos de uso y actores han sido identificados, y uso más descripciones de los casos que se han desarrollado.</text:span></text:p>
      <text:p text:style-name="Preformatted_20_Text"><text:span text:style-name="T9">•</text:span><text:span text:style-name="T10">Los requisitos suplementarios.</text:span><text:span text:style-name="T9"> capturar los requerimientos no funcionales y cualquier requisito que no este asociado a un caso de uso específico.</text:span></text:p>
      <text:p text:style-name="Preformatted_20_Text"><text:span text:style-name="T9">•</text:span><text:span text:style-name="T10">Descripción Arquitectura de Software.</text:span></text:p>
      <text:p text:style-name="Preformatted_20_Text"><text:span text:style-name="T9">•</text:span><text:span text:style-name="T10">Un prototipo de la arquitectura ejecutable.</text:span></text:p>
      <text:p text:style-name="Preformatted_20_Text"><text:span text:style-name="T9">•</text:span><text:span text:style-name="T10">Una lista revisada de riesgos y un modelo de negocio revisado</text:span><text:span text:style-name="T9">.</text:span></text:p>
      <text:p text:style-name="Preformatted_20_Text"><text:span text:style-name="T9">•</text:span><text:span text:style-name="T10">Un plan de desarrollo para el proyecto en general</text:span><text:span text:style-name="T9">, incluyendo el plan del proyecto de grano grueso, que muestra en las iteraciones y criterios de evaluación para cada iteración.</text:span></text:p>
      <text:p text:style-name="Preformatted_20_Text"><text:span text:style-name="T9">•</text:span><text:span text:style-name="T10">Un caso de desarrollo actualizado</text:span><text:span text:style-name="T9"> que especifica el proceso que se utilizará.</text:span></text:p>
      <text:p text:style-name="Preformatted_20_Text"><text:span text:style-name="T9">•</text:span><text:span text:style-name="T10">Un manual de usuario preliminar</text:span><text:span text:style-name="T9"> (opcional).</text:span></text:p>
      <text:p text:style-name="Preformatted_20_Text"><text:span text:style-name="T8">Hito:</text:span><text:span text:style-name="T6"> </text:span><text:span text:style-name="T7">Arquitectura del Ciclo de Vida</text:span><text:span text:style-name="T6"> (Segundo Hito importante del proyecto)</text:span></text:p>
      <text:p text:style-name="P10"/>
      <text:p text:style-name="P15">Fase de Construcción</text:p>
      <text:p text:style-name="P10">En esta fase, todos los demás componentes y características de las aplicaciones se desarrollan y se integran en el producto, y todas las características están ampliamente probadas. Es un proceso de fabricación donde se hace hincapié en la gestión de recursos y control de las operaciones para optimizar los costos, horarios y la calidad. En este sentido, la mentalidad de gestión experimenta una transición desde el desarrollo de la propiedad intelectual durante el inicio y elaboración, para el desarrollo de productos de despliegue durante la construcción y transición.</text:p>
      <text:p text:style-name="P12">Una de las cualidades esenciales de la arquitectura es su facilidad de construcción. Esta es una razón por la que el desarrollo equilibrado de la arquitectura y el plan, se ha destacado durante la fase de elaboración.</text:p>
      <text:p text:style-name="P13">Resultado de la fase de Construcción: </text:p>
      <text:p text:style-name="Preformatted_20_Text"><text:span text:style-name="T7">Un Producto listo</text:span><text:span text:style-name="T6"> a poner en manos de sus </text:span><text:span text:style-name="T7">usuarios finales</text:span><text:span text:style-name="T6">. Como mínimo </text:span><text:span text:style-name="T7">se compone de</text:span><text:span text:style-name="T6">: </text:span></text:p>
      <text:p text:style-name="P10"><text:soft-page-break/></text:p>
      <text:p text:style-name="Preformatted_20_Text"><text:span text:style-name="T9">*</text:span><text:span text:style-name="T10">El producto de software integrado en las plataformas adecuadas</text:span><text:span text:style-name="T9">.</text:span></text:p>
      <text:p text:style-name="Preformatted_20_Text"><text:span text:style-name="T9">*</text:span><text:span text:style-name="T10">Los manuales de usuario.</text:span></text:p>
      <text:p text:style-name="Preformatted_20_Text"><text:span text:style-name="T9">*</text:span><text:span text:style-name="T10">Una descripción de la versión actual.</text:span></text:p>
      <text:p text:style-name="Preformatted_20_Text"><text:span text:style-name="T8">Hito:</text:span><text:span text:style-name="T7"> </text:span><text:span text:style-name="T10">Capacidad Operacional Inicial (Tercer Hito importante del proyecto) </text:span></text:p>
      <text:p text:style-name="P10"/>
      <text:p text:style-name="Preformatted_20_Text"><text:span text:style-name="T10">Transición</text:span><text:span text:style-name="T9"> </text:span></text:p>
      <text:p text:style-name="P10">El propósito de esta fase es la transición del producto de software para la comunidad de usuarios. Una vez que el producto ha llegado al usuario final, los problemas suelen surgir, para desarrollar las nuevas versiones, corregir algunos problemas, o terminar las características que se pospusieron. También es cuando se introduce una línea de base que hace que sea lo suficientemente maduro el producto, para ser desplegado en el dominio del usuario final.</text:p>
      <text:p text:style-name="P10"/>
      <text:p text:style-name="P14">Objetivos de esta fase</text:p>
      <text:p text:style-name="Preformatted_20_Text"><text:span text:style-name="T9">•</text:span><text:span text:style-name="T10">El logro de usuario auto-compatibilidad</text:span></text:p>
      <text:p text:style-name="P16">Lograr la concurrencia de interesados ​​que las bases de referencia de implementación es completa y coherente con criterios la evaluacion de la visión.</text:p>
      <text:p text:style-name="Preformatted_20_Text"><text:span text:style-name="T9">•</text:span><text:span text:style-name="T10">El logro de línea de base del producto final</text:span><text:span text:style-name="T9">, como forma rápida y rentable como sea posible.</text:span></text:p>
      <text:p text:style-name="Preformatted_20_Text"><text:span text:style-name="T9">•</text:span><text:span text:style-name="T10">Esta fase puede variar desde muy simples a muy complejas</text:span><text:span text:style-name="T9">, dependiendo del tipo de producto.</text:span></text:p>
      <text:p text:style-name="P10"/>
      <text:p text:style-name="P10">Al final de la fase de transición es el cuarto hito importante del proyecto, el hito de lanzamiento del producto.</text:p>
      <text:p text:style-name="P10">En este punto, usted decide si los objetivos se cumplieron, y si usted debe comenzar un nuevo ciclo de desarrollo. en</text:p>
      <text:p text:style-name="P10">algunos casos, este hito puede coincidir con el final de la fase inicial para el siguiente ciclo.</text:p>
      <text:p text:style-name="P10"/>
      <text:p text:style-name="P15">Ventajas:</text:p>
      <text:p text:style-name="P10">En comparación con el proceso de cascada tradicional, el proceso iterativo tiene las siguientes ventajas:</text:p>
      <text:p text:style-name="P10"/>
      <text:p text:style-name="Preformatted_20_Text"><text:span text:style-name="T9">•</text:span><text:span text:style-name="T10">Los riesgos son mitigados antes</text:span></text:p>
      <text:p text:style-name="Preformatted_20_Text"><text:span text:style-name="T10">•El cambio es más manejable</text:span></text:p>
      <text:p text:style-name="Preformatted_20_Text"><text:span text:style-name="T10">•Un mayor nivel de reutilización</text:span></text:p>
      <text:p text:style-name="Preformatted_20_Text"><text:span text:style-name="T10">•El equipo del proyecto pueden aprender en el camino</text:span></text:p>
      <text:p text:style-name="Preformatted_20_Text"><text:span text:style-name="T10">•Mejor calidad global</text:span></text:p>
      <text:p text:style-name="P10"/>
      <text:p text:style-name="P10">Estructura estática del proceso </text:p>
      <text:p text:style-name="P10">Un proceso describe quién hace qué, cómo y cuándo. El PRU se representa mediante cuatro elementos de modelado primarios:</text:p>
      <text:p text:style-name="P10"/>
      <text:p text:style-name="Preformatted_20_Text"><text:span text:style-name="T9">•</text:span><text:span text:style-name="T10">Los trabajadores</text:span><text:span text:style-name="T9">, el "quién"</text:span></text:p>
      <text:p text:style-name="Preformatted_20_Text"><text:span text:style-name="T9">•</text:span><text:span text:style-name="T10">Actividades</text:span><text:span text:style-name="T9">, el "cómo"</text:span></text:p>
      <text:p text:style-name="Preformatted_20_Text"><text:span text:style-name="T9">•</text:span><text:span text:style-name="T10">Artefactos</text:span><text:span text:style-name="T9">, el "qué"</text:span></text:p>
      <text:p text:style-name="Preformatted_20_Text"><text:span text:style-name="T9">•</text:span><text:span text:style-name="T10">Flujos de trabajo</text:span><text:span text:style-name="T9">, el "cuándo"</text:span></text:p>
      <text:p text:style-name="P10"/>
      <text:p text:style-name="P3">Obrero</text:p>
      <text:p text:style-name="P1">Un trabajador define el comportamiento y las responsabilidades de una persona o un grupo de personas que trabajan juntos como un equipo. En el Proceso Unificado los trabajadores tienen más el papel de la definición de cómo las personas deben llevar a cabo el trabajo. Las responsabilidades que le asignamos a un trabajador incluye tanto a realizar un determinado conjunto de actividades, además de ser dueño de un conjunto de artefactos.</text:p>
      <text:p text:style-name="P1"/>
      <text:p text:style-name="P4">Actividad</text:p>
      <text:p text:style-name="P1">Una actividad de un determinado trabajador es una unidad de trabajo que una persona en ese papel se le puede pedir para llevar a cabo. La actividad tiene un propósito claro, por lo general se expresa en términos de creación o actualización de algunos artefactos. <text:s/>La granularidad de una actividad por lo general un par de horas a unos pocos días.</text:p>
      <text:p text:style-name="P1"/>
      <text:p text:style-name="P3">Ejemplo de actividades:</text:p>
      <text:p text:style-name="Standard"><text:span text:style-name="T1">• Planear una iteración, para el trabajador: Project Manager</text:span></text:p>
      <text:p text:style-name="Standard"><text:span text:style-name="T1">• Encontrar los casos de uso y actores, para el trabajador: Analista de Sistemas</text:span></text:p>
      <text:p text:style-name="Standard"><text:span text:style-name="T1">• Revisar el diseño, para el trabajador: Revisor de diseño</text:span></text:p>
      <text:p text:style-name="Standard"><text:span text:style-name="T1">• Ejecutar las pruebas de rendimiento, para el trabajador: Performance Tester</text:span></text:p>
      <text:p text:style-name="P1"/>
      <text:p text:style-name="P3">Artefacto</text:p>
      <text:p text:style-name="P1">Un artefacto es una pieza de información que se produce, modificados, o utilizados por un proceso.</text:p>
      <text:p text:style-name="P1">Los artefactos son utilizado como insumo por los trabajadores para llevar a cabo una actividad, y son el resultado o la salida de dichas actividades.</text:p>
      <text:p text:style-name="P1"/>
      <text:p text:style-name="P1"><text:soft-page-break/>Los artefactos pueden tomar varias formas o modalidades:</text:p>
      <text:p text:style-name="Standard"><text:span text:style-name="T1">• Un modelo, tales como el Modelo de Caso de Uso o el modelo de diseño</text:span></text:p>
      <text:p text:style-name="Standard"><text:span text:style-name="T1">• Un elemento del modelo, es decir, un elemento dentro de un modelo, como una clase, un caso de uso o de un subsistema</text:span></text:p>
      <text:p text:style-name="Standard"><text:span text:style-name="T1">•Un documento que, como caso de negocio o Documento de Arquitectura de Software</text:span></text:p>
      <text:p text:style-name="Standard"><text:span text:style-name="T1">•El código fuente</text:span></text:p>
      <text:p text:style-name="Standard"><text:span text:style-name="T1">•ejecutables</text:span></text:p>
      <text:p text:style-name="Standard"><text:span text:style-name="T1">•flujos de trabajo</text:span></text:p>
      <text:p text:style-name="P1"/>
      <text:p text:style-name="P1">Un flujo de trabajo es una secuencia de actividades que produce un resultado de valor observable.</text:p>
      <text:p text:style-name="P6">Nosotros usamos una forma de diagramas de actividades en este documento.</text:p>
      <text:p text:style-name="P6"/>
      <text:p text:style-name="P7">flujos de trabajo fundamentales</text:p>
      <text:p text:style-name="P1">Los flujos de trabajo de proceso central se dividen en seis centrales de "ingeniería" de flujos de trabajo:</text:p>
      <text:p text:style-name="P4">1. Flujo de trabajo de modelado de negocio</text:p>
      <text:p text:style-name="P4">2. los requisitos de flujo de trabajo</text:p>
      <text:p text:style-name="P4">3. Análisis y Diseño de flujo de trabajo</text:p>
      <text:p text:style-name="P4">4. la aplicación de flujo de trabajo</text:p>
      <text:p text:style-name="P4">5. prueba de flujo de trabajo</text:p>
      <text:p text:style-name="P4">6. implementación de flujo de trabajo</text:p>
      <text:p text:style-name="P9">Y tres centrales "apoyo" a los flujos de trabajo:</text:p>
      <text:list xml:id="list931196826" text:style-name="WW8Num1">
        <text:list-item>
          <text:p text:style-name="P5">Gestión de proyectos de flujo de trabajo</text:p>
        </text:list-item>
        <text:list-item>
          <text:p text:style-name="P5">Configuración y flujo de trabajo de la Gestión del Cambio</text:p>
        </text:list-item>
        <text:list-item>
          <text:p text:style-name="P8">Entorno de flujo de trabajo</text:p>
        </text:list-item>
      </text:list>
      <text:p text:style-name="P1"/>
      <text:p text:style-name="P7">Modelos de negocio</text:p>
      <text:p text:style-name="P6">El problema surge de la falta de comunicación entre la ingeniería de software y la comunidad de ingeniería del negocio. El Proceso Racional Unificado de direcciones esta proporcionando un lenguaje común y un proceso para ambas comunidades, así como que muestra cómo crear y mantener la trazabilidad directa entre las empresas y los modelos de software.</text:p>
      <text:p text:style-name="P6">Este modelado genera documentos, llamados casos de uso de negocios. Aseguran un entendimiento entre todas las partes interesadas.</text:p>
      <text:p text:style-name="P6"/>
      <text:p text:style-name="P4">Requisitos</text:p>
      <text:p text:style-name="P6">El objetivo del flujo de trabajo de los requisitos es describir lo que debe hacer el sistema y permite a los desarrolladores y el cliente a un acuerdo sobre esa descripción.</text:p>
      <text:p text:style-name="P6"/>
      <text:p text:style-name="P1">Cada caso de uso se describe en detalle. La descripción de casos de uso muestra cómo el sistema interactúa paso a paso con la los actores y lo que hace el sistema. Los requisitos no funcionales se describen en las especificaciones suplementarias. </text:p>
      <text:p text:style-name="P6">Los casos de uso funcionar como un hilo conductor en todo el ciclo de desarrollo del sistema. El mismo caso de uso es modelo utilizado durante la captura de requisitos, análisis y diseño, y poner a prueba. </text:p>
      <text:p text:style-name="P3">Análisis y Diseño</text:p>
      <text:p text:style-name="P1">El objetivo del flujo de trabajo de análisis y diseño es mostrar cómo el sistema se llevará a cabo en la ejecución fase. Usted quiere construir un sistema que: </text:p>
      <text:p text:style-name="Standard"><text:span text:style-name="T1">•Realiza en una aplicación específica con el medio ambiente de las tareas y funciones que se especifican en el caso de uso descripciones. </text:span></text:p>
      <text:p text:style-name="Standard"><text:span text:style-name="T1">•Cumple todos los requisitos. </text:span></text:p>
      <text:p text:style-name="Standard"><text:span text:style-name="T3">•Está estructurado para ser robusto (fáciles de cambiar, siempre y cuando su cambio de requerimientos funcionales).</text:span><text:span text:style-name="T5"> </text:span><text:span text:style-name="T3"><text:s/></text:span></text:p>
      <text:p text:style-name="P6"/>
      <text:p text:style-name="P6">El modelo de diseño sirve como un abstracción del código fuente.</text:p>
      <text:p text:style-name="P6">El modelo de diseño consiste en clases de diseño de estructura en paquetes de diseño y subsistemas de diseño con bien interfaces definidas, lo que representa lo que se convierten en componentes de la </text:p>
      <text:p text:style-name="P6">aplicación.</text:p>
      <text:p text:style-name="P6"/>
      <text:p text:style-name="P6">Las actividades de diseño se centran alrededor de la noción de la arquitectura. La producción y validación de esta la arquitectura es el principal foco de iteraciones de diseño inicial,</text:p>
      <text:p text:style-name="P3"/>
      <text:p text:style-name="P3">Ejecución</text:p>
      <text:p text:style-name="P2"/>
      <text:p text:style-name="P1">Para definir la organización del código, en términos de subsistemas de aplicación organizadas en capas.</text:p>
      <text:p text:style-name="P1">Para llevar a cabo las clases y objetos en términos de componentes (archivos de código fuente, binarios, ejecutables, y otros).</text:p>
      <text:p text:style-name="P1"><text:soft-page-break/>Para poner a prueba los componentes desarrollados en las unidades.</text:p>
      <text:p text:style-name="P6">Para integrar los resultados obtenidos por los ejecutores individuales (o equipos), en un sistema ejecutable.</text:p>
      <text:p text:style-name="P6"/>
      <text:p text:style-name="P6">El sistema se realiza mediante la aplicación de los componentes. El Proceso Racional Unificado <text:s/>describe cómo se reutilizar los componentes existentes o implementar nuevos componentes con la responsabilidad bien definidas, por lo que el sistema más fácil de mantener, y aumentar las posibilidades de su reutilización.</text:p>
      <text:p text:style-name="P6"/>
      <text:p text:style-name="P7">Prueba</text:p>
      <text:p text:style-name="P1">Para comprobar la interacción entre los objetos.</text:p>
      <text:p text:style-name="P1">Para verificar la correcta integración de todos los componentes del software.</text:p>
      <text:p text:style-name="P1">Para verificar que todos los requisitos se hayan ejecutado correctamente.</text:p>
      <text:p text:style-name="P6">Para identificar y asegurar los defectos se tratan antes de la implementación del software.</text:p>
      <text:p text:style-name="P6"/>
      <text:p text:style-name="P6">El Proceso Racional Unificado propone un método iterativo, lo que significa que la prueba en todo el proyecto. Este permite encontrar los defectos tan pronto como sea posible, lo que reduce drásticamente el costo de reparar el defecto.</text:p>
      <text:p text:style-name="P7"/>
      <text:p text:style-name="P4">Despliegue</text:p>
      <text:p text:style-name="P6">El propósito del flujo de trabajo de implementación consiste en producir con éxito lanzamientos de productos, y entregar el software a sus usuarios finales. </text:p>
      <text:p text:style-name="P6"/>
      <text:p text:style-name="P3">Actividades</text:p>
      <text:p text:style-name="P1">La producción de versiones del software externo.</text:p>
      <text:p text:style-name="P1">El embalaje del software.</text:p>
      <text:p text:style-name="P1">La distribución del software.</text:p>
      <text:p text:style-name="P1">La instalación del software.</text:p>
      <text:p text:style-name="P1">Proporcionar ayuda y asistencia a los usuarios.</text:p>
      <text:p text:style-name="P1">En muchos casos, esto también incluye actividades tales como:</text:p>
      <text:p text:style-name="P1">Planificación y realización de pruebas beta.</text:p>
      <text:p text:style-name="P1">La migración de software o datos existentes.</text:p>
      <text:p text:style-name="P6">La aceptación formal.</text:p>
      <text:p text:style-name="P6"/>
      <text:p text:style-name="P3">Son menos detallistas estos 2 últimos flujos de trabajo. </text:p>
      <text:p text:style-name="P6"/>
      <text:p text:style-name="P1">Gestión de Proyectos</text:p>
      <text:p text:style-name="P6">Software de gestión de proyectos es el arte de equilibrar los objetivos de la competencia, gestión del riesgo, y la superación limitaciones para ofrecer, con éxito, un producto que satisface las necesidades tanto de los clientes (los que pagan las facturas) y los usuarios.</text:p>
      <text:p text:style-name="P6"/>
      <text:p text:style-name="P1">Nuestro objetivo con esta sección es facilitar la tarea al proporcionar:</text:p>
      <text:p text:style-name="P1">Un marco para la gestión de proyectos intensivos en software.</text:p>
      <text:p text:style-name="P1">Guías prácticas para la planificación, la dotación de personal, ejecución y seguimiento de proyectos.</text:p>
      <text:p text:style-name="P1">Un marco para la gestión del riesgo.</text:p>
      <text:p text:style-name="P6">No es una receta para el éxito, sino que presenta un enfoque para la gestión del proyecto que claramente va a mejorar la posibilidades de distribución de software con éxito. [14]</text:p>
      <text:p text:style-name="P6"/>
      <text:p text:style-name="P7">Configuración y Gestión del Cambio</text:p>
      <text:p text:style-name="P6"/>
      <text:p text:style-name="P1">Control ayuda a evitar la confusión costosa, y se asegura de que los artefactos resultantes no son en conflicto, debido a algunos de los siguientes tipos de problemas:</text:p>
      <text:p text:style-name="Standard"><text:span text:style-name="T1">Actualización simultánea </text:span><text:span text:style-name="T2"> Cuando dos o más trabajadores de trabajo por separado en el mismo artefacto, el último de</text:span><text:span text:style-name="T1"> hacer cambios destruye el trabajo de los alumnos.</text:span></text:p>
      <text:p text:style-name="Standard"><text:span text:style-name="T1">Notificación limitado </text:span><text:span text:style-name="T2">Cuando un problema se resuelve en artefactos compartidos por varios desarrolladores, y algunos de </text:span><text:span text:style-name="T1">ellos no son notificados del cambio.</text:span></text:p>
      <text:p text:style-name="Standard"><text:span text:style-name="T3">Varias versiones de los programas </text:span><text:span text:style-name="T4"> mayoría de las grandes se desarrollan en los comunicados de la evolución. U</text:span><text:span text:style-name="T3">na liberación podría ser en uso de los clientes, mientras que otro está en prueba, y el tercero está todavía en desarrollo. Si se encuentran problemas en cualquiera de las versiones, correcciones deben ser propagadas entre ellos. La confusión puede surgir que conduce a soluciones costosas y volver a trabajar menos que los cambios son cuidadosamente controlados y monitoreados.</text:span></text:p>
      <text:p text:style-name="P6">Se describe cómo se puede gestionar el desarrollo en paralelo, el desarrollo realizado en varios sitios, y cómo automatizar el proceso de construcción.</text:p>
      <text:p text:style-name="P6">También describe cómo se puede mantener un registro de auditoría acerca de por qué, cuándo y por quién cualquier artefacto fue cambiado.</text:p>
      <text:p text:style-name="P6"/>
      <text:p text:style-name="P7"><text:soft-page-break/></text:p>
      <text:p text:style-name="P7">Medio ambiente</text:p>
      <text:p text:style-name="P6"/>
      <text:p text:style-name="P6">El propósito del flujo de trabajo de medio ambiente es proporcionar a la organización de desarrollo de software con el software el medio ambiente tanto en el desarrollo de procesos y herramientas que son necesarias para apoyar el equipo de desarrollo.</text:p>
      <text:p text:style-name="P6">Este flujo de trabajo se centra en las actividades para configurar el proceso en el contexto de un proyecto. Un procedimiento paso a paso es proporcionar información que describa cómo implementar un proceso en una organización.</text:p>
      <text:p text:style-name="P6"/>
      <text:p text:style-name="P6">El flujo de trabajo de medio ambiente también contiene un kit de desarrollo que le proporciona las directrices, plantillas y herramientas necesarios para personalizar el proceso.</text:p>
      <text:p text:style-name="P6">Ciertos aspectos del flujo de trabajo para el Medio Ambiente no están incluidos en el proceso como la selección, adquisición y haciendo el trabajo de las herramientas, y mantener el entorno de desarrol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2" svg:font-family="'Liberation Serif', 'Times New Roman'"/>
    <style:font-face style:name="Lohit Hindi1" svg:font-family="'Lohit Hindi'"/>
    <style:font-face style:name="Calibri" svg:font-family="Calibri" style:font-pitch="variable"/>
    <style:font-face style:name="DejaVu Sans1" svg:font-family="'DejaVu Sans'"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erif1" fo:font-size="12pt" fo:language="es" fo:country="AR" style:letter-kerning="true" style:font-name-asian="DejaVu Sans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Preformatted_20_Text" style:display-name="Preformatted Text" style:family="paragraph" style:parent-style-name="Standard" style:class="html">
      <style:paragraph-properties fo:margin-top="0cm" fo:margin-bottom="0cm"/>
      <style:text-properties style:font-name="Liberation Serif2" fo:font-size="10pt" style:font-name-asian="Liberation Serif2" style:font-size-asian="10pt" style:font-name-complex="Liberation Serif2"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usy </meta:initial-creator>
    <meta:creation-date>2011-10-12T09:24:28</meta:creation-date>
    <meta:editing-duration>PT574H11M08S</meta:editing-duration>
    <meta:generator>OpenOffice.org/3.2$Linux OpenOffice.org_project/320m19$Build-9505</meta:generator>
    <meta:document-statistic meta:table-count="0" meta:image-count="0" meta:object-count="0" meta:page-count="6" meta:paragraph-count="177" meta:word-count="3316" meta:character-count="20715"/>
    <meta:user-defined meta:name="Información 1"/>
    <meta:user-defined meta:name="Información 2"/>
    <meta:user-defined meta:name="Información 3"/>
    <meta:user-defined meta:name="Información 4"/>
  </office:meta>
</office:document-meta>
</file>